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rlito" svg:font-family="Carlito"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002cm" style:rel-column-width="2836*"/>
    </style:style>
    <style:style style:name="Tabla1.B" style:family="table-column">
      <style:table-column-properties style:column-width="6.207cm" style:rel-column-width="3519*"/>
    </style:style>
    <style:style style:name="Tabla1.C" style:family="table-column">
      <style:table-column-properties style:column-width="5.791cm" style:rel-column-width="3283*"/>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fo:break-before="page" table:align="margins"/>
    </style:style>
    <style:style style:name="Tabla2.A" style:family="table-column">
      <style:table-column-properties style:column-width="4.251cm" style:rel-column-width="16383*"/>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line-height="115%"/>
      <style:text-properties style:font-name="DejaVu Sans" fo:font-size="10pt" style:font-size-asian="10pt" style:font-size-complex="10pt"/>
    </style:style>
    <style:style style:name="P2" style:family="paragraph" style:parent-style-name="Text_20_body">
      <style:paragraph-properties fo:margin-top="0cm" fo:margin-bottom="0cm" loext:contextual-spacing="false" fo:line-height="115%"/>
      <style:text-properties style:font-name="DejaVu Sans" fo:font-size="10pt" officeooo:paragraph-rsid="001b6354" style:font-size-asian="10pt" style:font-size-complex="10pt"/>
    </style:style>
    <style:style style:name="P3" style:family="paragraph" style:parent-style-name="Text_20_body">
      <style:paragraph-properties fo:margin-top="0cm" fo:margin-bottom="0cm" loext:contextual-spacing="false" fo:line-height="115%">
        <style:tab-stops>
          <style:tab-stop style:position="0.891cm"/>
        </style:tab-stops>
      </style:paragraph-properties>
      <style:text-properties style:font-name="DejaVu Sans" fo:font-size="10pt" style:font-size-asian="10pt" style:font-size-complex="10pt"/>
    </style:style>
    <style:style style:name="P4" style:family="paragraph" style:parent-style-name="Text_20_body">
      <style:paragraph-properties fo:margin-top="0cm" fo:margin-bottom="0cm" loext:contextual-spacing="false" fo:line-height="115%"/>
      <style:text-properties style:font-name="DejaVu Sans" fo:font-size="10pt" officeooo:paragraph-rsid="001d0c77" style:font-size-asian="10pt" style:font-size-complex="10pt"/>
    </style:style>
    <style:style style:name="P5" style:family="paragraph" style:parent-style-name="Text_20_body">
      <style:paragraph-properties fo:margin-top="0cm" fo:margin-bottom="0cm" loext:contextual-spacing="false" fo:line-height="115%"/>
      <style:text-properties style:font-name="DejaVu Sans" fo:font-size="10pt" officeooo:paragraph-rsid="003f0f2b" style:font-size-asian="10pt" style:font-size-complex="10pt"/>
    </style:style>
    <style:style style:name="P6" style:family="paragraph" style:parent-style-name="Text_20_body">
      <style:paragraph-properties fo:margin-top="0cm" fo:margin-bottom="0cm" loext:contextual-spacing="false" fo:line-height="115%"/>
      <style:text-properties style:font-name="DejaVu Sans" fo:font-size="10pt" style:font-size-asian="12pt" style:font-size-complex="12pt"/>
    </style:style>
    <style:style style:name="P7" style:family="paragraph" style:parent-style-name="Text_20_body">
      <style:paragraph-properties fo:margin-top="0cm" fo:margin-bottom="0cm" loext:contextual-spacing="false" fo:line-height="115%"/>
      <style:text-properties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body">
      <style:paragraph-properties fo:margin-top="0cm" fo:margin-bottom="0cm" loext:contextual-spacing="false" fo:line-height="115%"/>
      <style:text-properties style:font-name="DejaVu Sans" fo:font-size="10pt" style:text-underline-style="solid" style:text-underline-width="auto" style:text-underline-color="font-color" fo:font-weight="bold" officeooo:paragraph-rsid="003f0f2b" style:font-size-asian="10pt" style:font-weight-asian="bold" style:font-size-complex="10pt" style:font-weight-complex="bold"/>
    </style:style>
    <style:style style:name="P9" style:family="paragraph" style:parent-style-name="Text_20_body">
      <style:paragraph-properties fo:margin-top="0cm" fo:margin-bottom="0cm" loext:contextual-spacing="false" fo:line-height="115%"/>
      <style:text-properties style:font-name="DejaVu Sans" fo:font-size="10pt" style:text-underline-style="solid" style:text-underline-width="auto" style:text-underline-color="font-color" fo:font-weight="bold" officeooo:rsid="0019ba57" style:font-size-asian="8pt" style:font-weight-asian="bold" style:font-size-complex="8pt" style:font-weight-complex="bold"/>
    </style:style>
    <style:style style:name="P10" style:family="paragraph" style:parent-style-name="Text_20_body">
      <style:paragraph-properties fo:margin-top="0cm" fo:margin-bottom="0cm" loext:contextual-spacing="false" fo:line-height="115%"/>
      <style:text-properties style:font-name="DejaVu Sans" fo:font-size="10pt" style:text-underline-style="solid" style:text-underline-width="auto" style:text-underline-color="font-color" style:font-size-asian="10pt" style:font-size-complex="10pt"/>
    </style:style>
    <style:style style:name="P11" style:family="paragraph" style:parent-style-name="Text_20_body">
      <style:paragraph-properties fo:margin-top="0cm" fo:margin-bottom="0cm" loext:contextual-spacing="false" fo:line-height="115%"/>
      <style:text-properties style:font-name="DejaVu Sans" fo:font-size="10pt" style:font-size-asian="8pt" style:font-size-complex="8pt"/>
    </style:style>
    <style:style style:name="P12" style:family="paragraph" style:parent-style-name="Text_20_body">
      <style:paragraph-properties fo:margin-top="0cm" fo:margin-bottom="0cm" loext:contextual-spacing="false" fo:line-height="115%"/>
      <style:text-properties style:font-name="DejaVu Sans" fo:font-size="10pt" officeooo:rsid="00291a00" officeooo:paragraph-rsid="00291a00"/>
    </style:style>
    <style:style style:name="P13" style:family="paragraph" style:parent-style-name="Text_20_body">
      <style:paragraph-properties fo:margin-top="0cm" fo:margin-bottom="0cm" loext:contextual-spacing="false" fo:line-height="115%"/>
      <style:text-properties style:font-name="DejaVu Sans" fo:font-size="10pt" officeooo:rsid="00291a00" officeooo:paragraph-rsid="002f7c66"/>
    </style:style>
    <style:style style:name="P14" style:family="paragraph" style:parent-style-name="Text_20_body">
      <style:paragraph-properties fo:margin-top="0cm" fo:margin-bottom="0cm" loext:contextual-spacing="false" fo:line-height="115%"/>
      <style:text-properties style:font-name="DejaVu Sans" fo:font-size="10pt" style:font-size-asian="18pt" style:font-size-complex="18pt"/>
    </style:style>
    <style:style style:name="P15" style:family="paragraph" style:parent-style-name="Text_20_body">
      <style:paragraph-properties fo:margin-top="0cm" fo:margin-bottom="0cm" loext:contextual-spacing="false" fo:line-height="115%"/>
      <style:text-properties style:font-name="DejaVu Sans" fo:font-size="10pt" officeooo:paragraph-rsid="003f0f2b" style:font-size-asian="18pt" style:font-size-complex="18pt"/>
    </style:style>
    <style:style style:name="P16" style:family="paragraph" style:parent-style-name="Text_20_body">
      <style:paragraph-properties fo:margin-top="0cm" fo:margin-bottom="0cm" loext:contextual-spacing="false" fo:line-height="115%" fo:text-align="center" style:justify-single-word="false"/>
      <style:text-properties style:font-name="DejaVu Sans" fo:font-size="10pt" officeooo:paragraph-rsid="003f0f2b" style:font-size-asian="18pt" style:font-size-complex="18pt"/>
    </style:style>
    <style:style style:name="P17" style:family="paragraph" style:parent-style-name="Text_20_body">
      <style:paragraph-properties fo:margin-top="0cm" fo:margin-bottom="0cm" loext:contextual-spacing="false" fo:line-height="115%"/>
      <style:text-properties style:font-name="DejaVu Sans" fo:font-size="10pt"/>
    </style:style>
    <style:style style:name="P18" style:family="paragraph" style:parent-style-name="Text_20_body">
      <style:paragraph-properties fo:margin-top="0cm" fo:margin-bottom="0cm" loext:contextual-spacing="false" fo:line-height="115%"/>
      <style:text-properties style:font-name="DejaVu Sans" fo:font-size="10pt" officeooo:rsid="002f7c66" officeooo:paragraph-rsid="002f7c66"/>
    </style:style>
    <style:style style:name="P19" style:family="paragraph" style:parent-style-name="Text_20_body">
      <style:paragraph-properties fo:margin-top="0cm" fo:margin-bottom="0cm" loext:contextual-spacing="false" fo:line-height="115%"/>
      <style:text-properties style:font-name="DejaVu Sans" fo:font-size="8pt" style:font-size-asian="8pt" style:font-size-complex="8pt"/>
    </style:style>
    <style:style style:name="P20" style:family="paragraph" style:parent-style-name="Text_20_body">
      <style:paragraph-properties fo:margin-top="0cm" fo:margin-bottom="0cm" loext:contextual-spacing="false" fo:line-height="115%"/>
      <style:text-properties style:font-name="DejaVu Sans" fo:font-size="8pt" style:font-size-asian="10pt" style:font-size-complex="10pt"/>
    </style:style>
    <style:style style:name="P21" style:family="paragraph" style:parent-style-name="Text_20_body">
      <style:paragraph-properties fo:margin-top="0cm" fo:margin-bottom="0cm" loext:contextual-spacing="false" fo:line-height="115%"/>
      <style:text-properties style:font-name="DejaVu Sans" fo:font-size="8pt" officeooo:paragraph-rsid="0019ba57" style:font-size-asian="10pt" style:font-size-complex="10pt"/>
    </style:style>
    <style:style style:name="P22" style:family="paragraph" style:parent-style-name="Text_20_body">
      <style:paragraph-properties fo:margin-top="0cm" fo:margin-bottom="0cm" loext:contextual-spacing="false" fo:line-height="115%"/>
      <style:text-properties style:font-name="DejaVu Sans" fo:font-size="8pt" officeooo:paragraph-rsid="001b6354" style:font-size-asian="10pt" style:font-size-complex="10pt"/>
    </style:style>
    <style:style style:name="P23" style:family="paragraph" style:parent-style-name="Text_20_body">
      <style:paragraph-properties fo:margin-top="0cm" fo:margin-bottom="0cm" loext:contextual-spacing="false" fo:line-height="115%"/>
      <style:text-properties style:font-name="DejaVu Sans" fo:font-size="8pt" officeooo:paragraph-rsid="001ba51f" style:font-size-asian="10pt" style:font-size-complex="10pt"/>
    </style:style>
    <style:style style:name="P24" style:family="paragraph" style:parent-style-name="Text_20_body">
      <style:paragraph-properties fo:margin-top="0cm" fo:margin-bottom="0cm" loext:contextual-spacing="false" fo:line-height="115%"/>
      <style:text-properties style:font-name="DejaVu Sans" fo:font-size="8pt" officeooo:paragraph-rsid="001c50e9" style:font-size-asian="10pt" style:font-size-complex="10pt"/>
    </style:style>
    <style:style style:name="P25" style:family="paragraph" style:parent-style-name="Text_20_body">
      <style:paragraph-properties fo:margin-top="0cm" fo:margin-bottom="0cm" loext:contextual-spacing="false" fo:line-height="115%"/>
      <style:text-properties style:font-name="DejaVu Sans" fo:font-size="8pt" style:text-underline-style="none" officeooo:paragraph-rsid="001c50e9" style:font-size-asian="10pt" style:font-size-complex="10pt"/>
    </style:style>
    <style:style style:name="P26" style:family="paragraph" style:parent-style-name="Text_20_body">
      <style:paragraph-properties fo:margin-top="0cm" fo:margin-bottom="0cm" loext:contextual-spacing="false" fo:line-height="115%"/>
      <style:text-properties style:font-name="DejaVu Sans" fo:font-size="8pt" style:text-underline-style="none" style:font-size-asian="8pt" style:font-size-complex="8pt"/>
    </style:style>
    <style:style style:name="P27" style:family="paragraph" style:parent-style-name="Text_20_body">
      <style:paragraph-properties fo:margin-top="0cm" fo:margin-bottom="0cm" loext:contextual-spacing="false" fo:line-height="115%"/>
      <style:text-properties style:font-name="DejaVu Sans" fo:font-size="15pt" fo:font-weight="bold" officeooo:paragraph-rsid="003f0f2b" style:font-size-asian="15pt" style:font-weight-asian="bold" style:font-size-complex="15pt" style:font-weight-complex="bold"/>
    </style:style>
    <style:style style:name="P28" style:family="paragraph" style:parent-style-name="Text_20_body">
      <style:paragraph-properties fo:margin-top="0cm" fo:margin-bottom="0cm" loext:contextual-spacing="false" fo:line-height="115%" fo:text-align="center" style:justify-single-word="false"/>
      <style:text-properties style:font-name="DejaVu Sans" fo:font-size="16pt" fo:font-weight="bold" officeooo:paragraph-rsid="003f0f2b" style:font-size-asian="16pt" style:font-weight-asian="bold" style:font-size-complex="16pt" style:font-weight-complex="bold"/>
    </style:style>
    <style:style style:name="P29" style:family="paragraph" style:parent-style-name="Text_20_body">
      <style:paragraph-properties fo:margin-top="0cm" fo:margin-bottom="0cm" loext:contextual-spacing="false" fo:line-height="115%" fo:text-align="center" style:justify-single-word="false"/>
      <style:text-properties style:font-name="DejaVu Sans" fo:font-size="16pt" fo:font-weight="bold" officeooo:rsid="003f0f2b" officeooo:paragraph-rsid="003f0f2b" style:font-size-asian="16pt" style:font-weight-asian="bold" style:font-size-complex="16pt" style:font-weight-complex="bold"/>
    </style:style>
    <style:style style:name="P30" style:family="paragraph" style:parent-style-name="Text_20_body">
      <style:paragraph-properties fo:margin-top="0cm" fo:margin-bottom="0cm" loext:contextual-spacing="false" fo:line-height="115%"/>
    </style:style>
    <style:style style:name="P31" style:family="paragraph" style:parent-style-name="Text_20_body">
      <style:paragraph-properties fo:margin-top="0cm" fo:margin-bottom="0cm" loext:contextual-spacing="false" fo:line-height="115%" fo:break-before="page"/>
      <style:text-properties style:font-name="DejaVu Sans" fo:font-size="6pt" style:font-size-asian="8pt" style:font-size-complex="8pt"/>
    </style:style>
    <style:style style:name="P32"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style:font-size-asian="8pt" style:font-size-complex="8pt"/>
    </style:style>
    <style:style style:name="P33"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paragraph-rsid="0025a84b" style:font-size-asian="8pt" style:font-size-complex="8pt"/>
    </style:style>
    <style:style style:name="P34"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paragraph-rsid="00291a00" style:font-size-asian="8pt" style:font-size-complex="8pt"/>
    </style:style>
    <style:style style:name="P35"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paragraph-rsid="00292022" style:font-size-asian="8pt" style:font-size-complex="8pt"/>
    </style:style>
    <style:style style:name="P36"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paragraph-rsid="00272cae" style:font-size-asian="8pt" style:font-size-complex="8pt"/>
    </style:style>
    <style:style style:name="P37"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paragraph-rsid="002b1803" style:font-size-asian="8pt" style:font-size-complex="8pt"/>
    </style:style>
    <style:style style:name="P38"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paragraph-rsid="002f73d5" style:font-size-asian="8pt" style:font-size-complex="8pt"/>
    </style:style>
    <style:style style:name="P39"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paragraph-rsid="0030e8af" style:font-size-asian="8pt" style:font-size-complex="8pt"/>
    </style:style>
    <style:style style:name="P40"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officeooo:rsid="0030e8af" officeooo:paragraph-rsid="0030e8af" style:font-size-asian="8pt" style:font-size-complex="8pt"/>
    </style:style>
    <style:style style:name="P41"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style:text-underline-style="none" style:font-size-asian="8pt" style:font-size-complex="8pt"/>
    </style:style>
    <style:style style:name="P42"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8pt" style:text-underline-style="none" officeooo:paragraph-rsid="003971cb" style:font-size-asian="8pt" style:font-size-complex="8pt"/>
    </style:style>
    <style:style style:name="P43" style:family="paragraph" style:parent-style-name="Text_20_body">
      <style:paragraph-properties fo:margin-left="2.501cm" fo:margin-right="0cm" fo:margin-top="0cm" fo:margin-bottom="0cm" loext:contextual-spacing="false" fo:line-height="115%" fo:text-indent="0cm" style:auto-text-indent="false"/>
      <style:text-properties style:font-name="DejaVu Sans" fo:font-size="10pt"/>
    </style:style>
    <style:style style:name="P44" style:family="paragraph" style:parent-style-name="Text_20_body">
      <style:paragraph-properties fo:margin-left="2.501cm" fo:margin-right="0cm" fo:margin-top="0cm" fo:margin-bottom="0cm" loext:contextual-spacing="false" fo:line-height="115%" fo:text-indent="0cm" style:auto-text-indent="false"/>
      <style:text-properties officeooo:paragraph-rsid="003585f7"/>
    </style:style>
    <style:style style:name="P45" style:family="paragraph" style:parent-style-name="Text_20_body">
      <style:paragraph-properties fo:margin-left="2.501cm" fo:margin-right="0cm" fo:margin-top="0cm" fo:margin-bottom="0cm" loext:contextual-spacing="false" fo:line-height="115%" fo:text-indent="0cm" style:auto-text-indent="false"/>
      <style:text-properties fo:color="#ce181e" style:font-name="DejaVu Sans" fo:font-size="8pt" style:text-underline-style="none" fo:font-weight="bold" officeooo:rsid="003445a4" officeooo:paragraph-rsid="003445a4" style:font-size-asian="8pt" style:font-weight-asian="bold" style:font-size-complex="8pt" style:font-weight-complex="bold"/>
    </style:style>
    <style:style style:name="P46" style:family="paragraph" style:parent-style-name="Text_20_body">
      <style:paragraph-properties fo:margin-left="3.752cm" fo:margin-right="0cm" fo:margin-top="0cm" fo:margin-bottom="0cm" loext:contextual-spacing="false" fo:line-height="115%" fo:text-indent="0cm" style:auto-text-indent="false"/>
      <style:text-properties style:font-name="DejaVu Sans" fo:font-size="8pt" officeooo:paragraph-rsid="00291a00" style:font-size-asian="8pt" style:font-size-complex="8pt"/>
    </style:style>
    <style:style style:name="P47" style:family="paragraph" style:parent-style-name="Text_20_body">
      <style:paragraph-properties fo:margin-left="3.752cm" fo:margin-right="0cm" fo:margin-top="0cm" fo:margin-bottom="0cm" loext:contextual-spacing="false" fo:line-height="115%" fo:text-indent="0cm" style:auto-text-indent="false"/>
      <style:text-properties style:font-name="DejaVu Sans" fo:font-size="8pt" officeooo:paragraph-rsid="00272cae" style:font-size-asian="8pt" style:font-size-complex="8pt"/>
    </style:style>
    <style:style style:name="P48" style:family="paragraph" style:parent-style-name="Heading_20_2">
      <style:paragraph-properties fo:margin-top="0cm" fo:margin-bottom="0cm" loext:contextual-spacing="false" fo:line-height="115%"/>
      <style:text-properties style:font-name="DejaVu Sans" fo:font-size="16pt" style:font-size-asian="18pt" style:font-size-complex="18pt"/>
    </style:style>
    <style:style style:name="P49" style:family="paragraph" style:parent-style-name="Heading_20_2">
      <style:paragraph-properties fo:margin-top="0cm" fo:margin-bottom="0cm" loext:contextual-spacing="false" fo:line-height="115%"/>
      <style:text-properties style:font-name="DejaVu Sans" fo:font-size="16pt" officeooo:paragraph-rsid="003f0f2b" style:font-size-asian="18pt" style:font-size-complex="18pt"/>
    </style:style>
    <style:style style:name="P50" style:family="paragraph" style:parent-style-name="Heading_20_2">
      <style:paragraph-properties fo:margin-top="0cm" fo:margin-bottom="0cm" loext:contextual-spacing="false" fo:line-height="115%"/>
      <style:text-properties style:font-name="DejaVu Sans" fo:font-size="10pt" style:text-underline-style="solid" style:text-underline-width="auto" style:text-underline-color="font-color" style:font-size-asian="12pt" style:font-size-complex="12pt"/>
    </style:style>
    <style:style style:name="P51" style:family="paragraph" style:parent-style-name="Heading_20_2">
      <style:paragraph-properties fo:margin-top="0cm" fo:margin-bottom="0cm" loext:contextual-spacing="false" fo:line-height="115%"/>
      <style:text-properties style:font-name="DejaVu Sans" fo:font-size="10pt" style:font-size-asian="18pt" style:font-size-complex="18pt"/>
    </style:style>
    <style:style style:name="P52" style:family="paragraph" style:parent-style-name="Table_20_Contents">
      <style:paragraph-properties fo:margin-top="0cm" fo:margin-bottom="0cm" loext:contextual-spacing="false" fo:line-height="115%" fo:text-align="center" style:justify-single-word="false"/>
      <style:text-properties style:font-name="DejaVu Sans" fo:font-size="8pt" fo:font-weight="bold" officeooo:rsid="00220023" officeooo:paragraph-rsid="00220023" style:font-size-asian="10pt" style:font-weight-asian="bold" style:font-size-complex="10pt" style:font-weight-complex="bold"/>
    </style:style>
    <style:style style:name="P53" style:family="paragraph" style:parent-style-name="Table_20_Contents">
      <style:paragraph-properties fo:margin-top="0cm" fo:margin-bottom="0cm" loext:contextual-spacing="false" fo:line-height="115%" fo:text-align="center" style:justify-single-word="false"/>
      <style:text-properties style:font-name="DejaVu Sans" fo:font-size="8pt" fo:font-weight="bold" officeooo:rsid="0020c932" officeooo:paragraph-rsid="0020c932" style:font-size-asian="10pt" style:font-weight-asian="bold" style:font-size-complex="10pt" style:font-weight-complex="bold"/>
    </style:style>
    <style:style style:name="P54" style:family="paragraph" style:parent-style-name="Table_20_Contents">
      <style:paragraph-properties fo:margin-top="0cm" fo:margin-bottom="0cm" loext:contextual-spacing="false" fo:line-height="115%" fo:text-align="center" style:justify-single-word="false"/>
      <style:text-properties style:font-name="DejaVu Sans" fo:font-size="8pt" officeooo:rsid="0020c932" officeooo:paragraph-rsid="0020c932" style:font-size-asian="8pt" style:font-size-complex="8pt"/>
    </style:style>
    <style:style style:name="P55" style:family="paragraph" style:parent-style-name="Preformatted_20_Text">
      <style:paragraph-properties fo:margin-left="2.501cm" fo:margin-right="0cm" fo:margin-top="0cm" fo:margin-bottom="0cm" loext:contextual-spacing="false" fo:line-height="115%" fo:text-indent="0cm" style:auto-text-indent="false"/>
      <style:text-properties officeooo:paragraph-rsid="002b1803"/>
    </style:style>
    <style:style style:name="P56" style:family="paragraph" style:parent-style-name="Preformatted_20_Text">
      <style:paragraph-properties fo:margin-left="2.501cm" fo:margin-right="0cm" fo:margin-top="0cm" fo:margin-bottom="0cm" loext:contextual-spacing="false" fo:line-height="115%" fo:text-indent="0cm" style:auto-text-indent="false"/>
      <style:text-properties style:font-name="DejaVu Sans" fo:font-size="8pt" officeooo:paragraph-rsid="0030e8af" style:font-size-asian="8pt" style:font-size-complex="8pt"/>
    </style:style>
    <style:style style:name="T1" style:family="text">
      <style:text-properties officeooo:rsid="0019ba57"/>
    </style:style>
    <style:style style:name="T2" style:family="text">
      <style:text-properties style:text-underline-style="none"/>
    </style:style>
    <style:style style:name="T3" style:family="text">
      <style:text-properties style:text-underline-style="none" officeooo:rsid="00202f16"/>
    </style:style>
    <style:style style:name="T4" style:family="text">
      <style:text-properties style:text-underline-style="none" officeooo:rsid="0023ec60"/>
    </style:style>
    <style:style style:name="T5" style:family="text">
      <style:text-properties style:text-underline-style="none" officeooo:rsid="0025a84b"/>
    </style:style>
    <style:style style:name="T6" style:family="text">
      <style:text-properties style:text-underline-style="none" fo:font-weight="bold" officeooo:rsid="00202f16" style:font-weight-asian="bold" style:font-weight-complex="bold"/>
    </style:style>
    <style:style style:name="T7" style:family="text">
      <style:text-properties style:text-underline-style="none" officeooo:rsid="00272cae"/>
    </style:style>
    <style:style style:name="T8" style:family="text">
      <style:text-properties style:text-underline-style="none" officeooo:rsid="00291a00"/>
    </style:style>
    <style:style style:name="T9" style:family="text">
      <style:text-properties style:text-underline-style="none" officeooo:rsid="00292022"/>
    </style:style>
    <style:style style:name="T10" style:family="text">
      <style:text-properties style:text-underline-style="none" fo:font-weight="normal" officeooo:rsid="00202f16" style:font-weight-asian="normal" style:font-weight-complex="normal"/>
    </style:style>
    <style:style style:name="T11" style:family="text">
      <style:text-properties style:text-underline-style="none" fo:font-weight="normal" officeooo:rsid="0030e8af" style:font-weight-asian="normal" style:font-weight-complex="normal"/>
    </style:style>
    <style:style style:name="T12" style:family="text">
      <style:text-properties style:text-underline-style="none" officeooo:rsid="002f73d5"/>
    </style:style>
    <style:style style:name="T13" style:family="text">
      <style:text-properties style:text-underline-style="none" officeooo:rsid="0030e8af"/>
    </style:style>
    <style:style style:name="T14" style:family="text">
      <style:text-properties style:text-underline-style="none" officeooo:rsid="0032b5c0"/>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officeooo:rsid="00202f16"/>
    </style:style>
    <style:style style:name="T18" style:family="text">
      <style:text-properties style:text-underline-style="solid" style:text-underline-width="auto" style:text-underline-color="font-color" officeooo:rsid="00291a00"/>
    </style:style>
    <style:style style:name="T19" style:family="text">
      <style:text-properties style:text-underline-style="solid" style:text-underline-width="auto" style:text-underline-color="font-color" fo:font-weight="normal" officeooo:rsid="00388c2b" style:font-weight-asian="normal" style:font-weight-complex="normal"/>
    </style:style>
    <style:style style:name="T20" style:family="text">
      <style:text-properties fo:font-size="10pt" style:text-underline-style="solid" style:text-underline-width="auto" style:text-underline-color="font-color" style:font-size-asian="12pt" style:font-size-complex="12pt"/>
    </style:style>
    <style:style style:name="T21" style:family="text">
      <style:text-properties fo:font-size="10pt" style:text-underline-style="solid" style:text-underline-width="auto" style:text-underline-color="font-color" style:font-size-asian="10pt" style:font-size-complex="10pt"/>
    </style:style>
    <style:style style:name="T22" style:family="text">
      <style:text-properties fo:font-size="10pt" style:text-underline-style="solid" style:text-underline-width="auto" style:text-underline-color="font-color" officeooo:rsid="003585f7" style:font-size-asian="10pt" style:font-size-complex="10pt"/>
    </style:style>
    <style:style style:name="T23" style:family="text">
      <style:text-properties officeooo:rsid="001ba51f"/>
    </style:style>
    <style:style style:name="T24" style:family="text">
      <style:text-properties officeooo:rsid="001c50e9"/>
    </style:style>
    <style:style style:name="T25" style:family="text">
      <style:text-properties style:font-name="DejaVu Sans" fo:font-size="8pt" style:text-underline-style="none" officeooo:rsid="00202f16" style:font-size-asian="8pt" style:font-size-complex="8pt"/>
    </style:style>
    <style:style style:name="T26" style:family="text">
      <style:text-properties style:font-name="DejaVu Sans" fo:font-size="8pt" style:text-underline-style="none" officeooo:rsid="002b1803" style:font-size-asian="8pt" style:font-size-complex="8pt"/>
    </style:style>
    <style:style style:name="T27" style:family="text">
      <style:text-properties style:font-name="DejaVu Sans" fo:font-size="8pt" style:font-size-asian="10pt" style:font-size-complex="10pt"/>
    </style:style>
    <style:style style:name="T28" style:family="text">
      <style:text-properties style:font-name="DejaVu Sans" fo:font-size="8pt" officeooo:rsid="001c50e9" style:font-size-asian="10pt" style:font-size-complex="10pt"/>
    </style:style>
    <style:style style:name="T29" style:family="text">
      <style:text-properties style:font-name="DejaVu Sans" style:text-underline-style="none" officeooo:rsid="0030e8af"/>
    </style:style>
    <style:style style:name="T30" style:family="text">
      <style:text-properties officeooo:rsid="00202f16"/>
    </style:style>
    <style:style style:name="T31" style:family="text">
      <style:text-properties style:text-line-through-style="none" style:text-line-through-type="none" style:text-underline-style="none" officeooo:rsid="00202f16"/>
    </style:style>
    <style:style style:name="T32" style:family="text">
      <style:text-properties fo:font-weight="bold"/>
    </style:style>
    <style:style style:name="T33" style:family="text">
      <style:text-properties officeooo:rsid="00220023"/>
    </style:style>
    <style:style style:name="T34" style:family="text">
      <style:text-properties fo:font-size="8pt" style:text-underline-style="none" style:font-size-asian="8pt" style:font-size-complex="8pt"/>
    </style:style>
    <style:style style:name="T35" style:family="text">
      <style:text-properties fo:font-size="8pt" style:text-underline-style="none" officeooo:rsid="00202f16" style:font-size-asian="8pt" style:font-size-complex="8pt"/>
    </style:style>
    <style:style style:name="T36" style:family="text">
      <style:text-properties fo:font-size="8pt" style:text-underline-style="none" officeooo:rsid="0023ec60" style:font-size-asian="8pt" style:font-size-complex="8pt"/>
    </style:style>
    <style:style style:name="T37" style:family="text">
      <style:text-properties fo:font-size="8pt" style:text-underline-style="none" fo:font-weight="bold" officeooo:rsid="00202f16" style:font-size-asian="8pt" style:font-weight-asian="bold" style:font-size-complex="8pt" style:font-weight-complex="bold"/>
    </style:style>
    <style:style style:name="T38" style:family="text">
      <style:text-properties fo:font-style="italic" style:text-underline-style="none" fo:font-weight="bold" officeooo:rsid="00202f16" style:font-style-asian="italic" style:font-weight-asian="bold" style:font-style-complex="italic" style:font-weight-complex="bold"/>
    </style:style>
    <style:style style:name="T39" style:family="text">
      <style:text-properties fo:font-weight="normal"/>
    </style:style>
    <style:style style:name="T40" style:family="text">
      <style:text-properties fo:font-size="6pt" style:text-underline-style="none" style:font-size-asian="8pt" style:font-size-complex="8pt"/>
    </style:style>
    <style:style style:name="T41" style:family="text">
      <style:text-properties fo:color="#ce181e" style:font-name="DejaVu Sans" fo:font-size="8pt" style:text-underline-style="none" fo:font-weight="bold" officeooo:rsid="003445a4" style:font-size-asian="8pt" style:font-weight-asian="bold" style:font-size-complex="8pt" style:font-weight-complex="bold"/>
    </style:style>
    <style:style style:name="T42" style:family="text">
      <style:text-properties fo:color="#ce181e" style:font-name="DejaVu Sans" fo:font-size="8pt" fo:font-weight="bold" style:font-size-asian="8pt" style:font-weight-asian="bold" style:font-size-complex="8pt" style:font-weight-complex="bold"/>
    </style:style>
    <style:style style:name="T43" style:family="text">
      <style:text-properties fo:color="#ce181e" style:font-name="DejaVu Sans" fo:font-size="10pt" style:text-underline-style="solid" style:text-underline-width="auto" style:text-underline-color="font-color" fo:font-weight="bold" officeooo:rsid="003445a4" style:font-size-asian="10pt" style:font-weight-asian="bold" style:font-size-complex="10pt" style:font-weight-complex="bold"/>
    </style:style>
    <style:style style:name="T44" style:family="text">
      <style:text-properties fo:color="#ce181e" style:font-name="DejaVu Sans" fo:font-size="10pt" style:text-underline-style="solid" style:text-underline-width="auto" style:text-underline-color="font-color" fo:font-weight="bold" officeooo:rsid="003585f7" style:font-size-asian="10pt" style:font-weight-asian="bold" style:font-size-complex="10pt" style:font-weight-complex="bold"/>
    </style:style>
    <style:style style:name="T45" style:family="text">
      <style:text-properties fo:color="#ce181e" style:font-name="DejaVu Sans" fo:font-size="10pt" style:text-underline-style="none" fo:font-weight="bold" officeooo:rsid="003445a4" style:font-size-asian="10pt" style:font-weight-asian="bold" style:font-size-complex="10pt" style:font-weight-complex="bold"/>
    </style:style>
    <style:style style:name="T46" style:family="text">
      <style:text-properties fo:color="#ce181e" fo:font-size="10pt" style:text-underline-style="solid" style:text-underline-width="auto" style:text-underline-color="font-color" fo:font-weight="bold" officeooo:rsid="003445a4" style:font-size-asian="10pt" style:font-weight-asian="bold" style:font-size-complex="10pt" style:font-weight-complex="bold"/>
    </style:style>
    <style:style style:name="T47" style:family="text">
      <style:text-properties fo:color="#ce181e" fo:font-size="10pt" style:text-underline-style="solid" style:text-underline-width="auto" style:text-underline-color="font-color" fo:font-weight="bold" officeooo:rsid="003971cb" style:font-size-asian="10pt" style:font-weight-asian="bold" style:font-size-complex="10pt" style:font-weight-complex="bold"/>
    </style:style>
    <style:style style:name="T48" style:family="text">
      <style:text-properties fo:color="#ce181e" fo:font-weight="bold" style:font-weight-asian="bold" style:font-weight-complex="bold"/>
    </style:style>
    <style:style style:name="T49" style:family="text">
      <style:text-properties fo:color="#ce181e" fo:font-weight="bold" officeooo:rsid="003445a4" style:font-weight-asian="bold" style:font-weight-complex="bold"/>
    </style:style>
    <style:style style:name="T50" style:family="text">
      <style:text-properties fo:color="#ce181e" fo:font-weight="bold" officeooo:rsid="003baa18" style:font-weight-asian="bold" style:font-weight-complex="bold"/>
    </style:style>
    <style:style style:name="T51" style:family="text">
      <style:text-properties officeooo:rsid="003f0f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2"/>
      <text:h text:style-name="P50" text:outline-level="2">Digital I/O</text:h>
      <text:p text:style-name="P6"><text:tab/><text:span text:style-name="T15">digitalRead()</text:span></text:p>
      <text:p text:style-name="P20"><text:tab/><text:tab/>Descripción: Lectura DIGITAL de puertos</text:p>
      <text:p text:style-name="P20"><text:tab/><text:tab/>Valores de entrada esperados: HIGH o LOW.</text:p>
      <text:p text:style-name="P20"><text:tab/><text:tab/>Sintaxis: digitalRead(pin) </text:p>
      <text:p text:style-name="P20"><text:tab/><text:tab/>Puertos: Digitales 0,1,2,3,..,13 (para Arduino UNO)</text:p>
      <text:p text:style-name="P20"><text:tab/><text:span text:style-name="T20">digitalWrite()</text:span></text:p>
      <text:p text:style-name="P20"><text:tab/><text:tab/>Descripción: Escritura DIGITAL de puertos</text:p>
      <text:p text:style-name="P21"><text:tab/><text:tab/>Valores de salida: HIGH o LOW (5V en Arduino Uno (3.3V otros) como HIGH o 0V (GND)</text:p>
      <text:p text:style-name="P21"><text:tab/><text:tab/><text:tab/><text:tab/> como LOW).</text:p>
      <text:p text:style-name="P20"><text:tab/><text:tab/>Sintaxis: digitalWrite(pin, valor)</text:p>
      <text:p text:style-name="P20"><text:tab/><text:tab/>Puertos: Digitales 0,1,2,3,..,13 (para Arduino UNO)</text:p>
      <text:p text:style-name="P20"><text:tab/><text:tab/></text:p>
      <text:p text:style-name="P1"><text:tab/><text:span text:style-name="T15">pinMode()</text:span></text:p>
      <text:p text:style-name="P20"><text:tab/><text:tab/><text:span text:style-name="T1">Descripción</text:span>: Configura el pin especificado como entrada o salida (INPUT / OUTPUT)</text:p>
      <text:p text:style-name="P20"><text:tab/><text:tab/>Modos: INPUT, OUTPUT, o INPUT_PULLUP</text:p>
      <text:p text:style-name="P20"><text:tab/><text:tab/><text:span text:style-name="T1">Sintaxis</text:span>: digitalWrite(pin, modo) </text:p>
      <text:p text:style-name="P20"><text:tab/><text:tab/>Puertos: Digitales 0,1,2,3,..,13 (para Arduino UNO)</text:p>
      <text:p text:style-name="P20"><text:tab/><text:tab/><text:tab/><text:tab/> <text:span text:style-name="T1">Analógicos</text:span> A0,A1,A2, A3, A4, A5 (para Arduino UNO)</text:p>
      <text:p text:style-name="P21"><text:tab/><text:tab/><text:tab/>MODO: INPUT_PULLUP. Adi<text:span text:style-name="T1">c</text:span>ionalmente el modo INPUT <text:span text:style-name="T1">deshabilita</text:span> las resistencias</text:p>
      <text:p text:style-name="P21"><text:tab/><text:tab/><text:tab/><text:tab/> pullups internas.</text:p>
      <text:p text:style-name="P21"><text:tab/><text:tab/><text:tab/>Descripción: Se puede ac<text:span text:style-name="T1">c</text:span>e<text:span text:style-name="T1">d</text:span>er a la <text:span text:style-name="T1">configuración</text:span> de la resistencia pullup interna de la placa</text:p>
      <text:p text:style-name="P21"><text:tab/><text:tab/><text:tab/><text:tab/> <text:span text:style-name="T1">Arduino</text:span></text:p>
      <text:p text:style-name="P20"><text:tab/><text:tab/><text:tab/><text:span text:style-name="T1">Sintaxis</text:span>: pinMode(pin, INPUT_PULLUP).</text:p>
      <text:p text:style-name="P20"><text:tab/><text:tab/>El uso de pinMode no es obligatorio en analogWrite() y analogRead()</text:p>
      <text:p text:style-name="P7">Analog I/O</text:p>
      <text:p text:style-name="P10"><text:span text:style-name="T2"><text:tab/></text:span>analogRead()</text:p>
      <text:p text:style-name="P20"><text:tab/><text:tab/>Descripción: Lectura ANALOGICA de puertos</text:p>
      <text:p text:style-name="P20"><text:tab/><text:tab/>Valores de entrada esperados: mediante <text:span text:style-name="T1">Converso</text:span> <text:span text:style-name="T1">Analógico</text:span> Digital o ADC de 10-bit - 0 a 1024 </text:p>
      <text:p text:style-name="P20"><text:tab/><text:tab/><text:tab/> de 0V (0-GND) a de 5V (1023) en Arduino Uno (3.3V otras placas).</text:p>
      <text:p text:style-name="P20"><text:tab/><text:tab/>Sintaxis: analogRead(pin)</text:p>
      <text:p text:style-name="P20"><text:tab/><text:tab/>Puertos: A0,A1,A2, A3, A4, A5 (para Arduino UNO)</text:p>
      <text:p text:style-name="P1"><text:tab/><text:span text:style-name="T15">analogWrite()</text:span></text:p>
      <text:p text:style-name="P20"><text:tab/><text:tab/>Descripción: Escritura ANALOGICA de puertos</text:p>
      <text:p text:style-name="P21"><text:tab/><text:tab/>Valores de salida: Mediante PWM escribe valores <text:span text:style-name="T1">entre </text:span>0 (LOW) <text:span text:style-name="T1">y</text:span> 5v- <text:span text:style-name="T1">255 </text:span>(HIGH) </text:p>
      <text:p text:style-name="P21"><text:tab/><text:tab/><text:tab/> variando el tiempo de cada estado, <text:span text:style-name="T1">simulando</text:span> una escala de valores entre 0 y 5volt.</text:p>
      <text:p text:style-name="P21"><text:tab/><text:tab/>Se generan ondas cuadradas con ciclos donde el valor es la diferencia entre el tiempo</text:p>
      <text:p text:style-name="P21"><text:tab/><text:tab/><text:tab/> en estado alto y el estado Bajo</text:p>
      <text:p text:style-name="P21"><text:tab/><text:tab/>La frequencia de la señal del es aproximadamente de 490 Hz. </text:p>
      <text:p text:style-name="P21"><text:tab/><text:tab/>(Los pins 5 and 6 para Arduino UNO llegan a aproximadamente 980 Hz.).</text:p>
      <text:p text:style-name="P20"><text:tab/><text:tab/>Sintaxis: analogWrite(pin, valor)</text:p>
      <text:p text:style-name="P21"><text:tab/><text:tab/>valores: Entre <text:span text:style-name="T1">255 -</text:span>HIGH (5V en Arduino Uno -3.3V otros) <text:s/>y <text:span text:style-name="T1">0 - </text:span>0V (GND) como LOW).</text:p>
      <text:p text:style-name="P20"><text:tab/><text:tab/>Usar variables tipo: int </text:p>
      <text:p text:style-name="P20"><text:tab/><text:tab/>Puertos: Digitales con PWM <text:s/>3,5,6,9,10,11 (para Arduino UNO - ATmega168 o ATmega328P)</text:p>
      <text:p text:style-name="P20"><text:tab/><text:tab/><text:tab/><text:tab/> Digitales con PWM <text:s/>2 - 13 y 44 - 46 <text:s/>(para Arduino Mega)</text:p>
      <text:p text:style-name="P20"><text:tab/><text:tab/><text:tab/><text:tab/> Digitales con PWM <text:s/>2 - 13 (para Arduino DUE)</text:p>
      <text:p text:style-name="P20"><text:tab/><text:tab/><text:tab/><text:tab/> Digitales con PWM <text:s/>9, 10, 11 (para Arduino mas viejos - ATmega8)</text:p>
      <text:p text:style-name="P1"><text:tab/><text:span text:style-name="T15">analogReference()</text:span></text:p>
      <text:p text:style-name="P1"><text:tab/><text:tab/>Descripción: Configura el valor de referencia para convertirlos a digitales</text:p>
      <text:p text:style-name="P1"><text:tab/><text:tab/>Jamas use valores inferiores a 0V o mayores a 5V para referenciar <text:span text:style-name="T1">voltajes</text:span> externos </text:p>
      <text:p text:style-name="P1"><text:tab/><text:tab/>Sintaxis: analogReference(tipo)</text:p>
      <text:p text:style-name="P1"/>
      <table:table table:name="Tabla1" table:style-name="Tabla1">
        <table:table-column table:style-name="Tabla1.A"/>
        <table:table-column table:style-name="Tabla1.B"/>
        <table:table-column table:style-name="Tabla1.C"/>
        <table:table-row>
          <table:table-cell table:style-name="Tabla1.A1" office:value-type="string">
            <text:p text:style-name="P52">I/O</text:p>
          </table:table-cell>
          <table:table-cell table:style-name="Tabla1.A1" office:value-type="string">
            <text:p text:style-name="P53">Digital</text:p>
          </table:table-cell>
          <table:table-cell table:style-name="Tabla1.C1" office:value-type="string">
            <text:p text:style-name="P53">Analog</text:p>
          </table:table-cell>
        </table:table-row>
        <table:table-row>
          <table:table-cell table:style-name="Tabla1.A2" office:value-type="string">
            <text:p text:style-name="P53">Write – Output (Salida)</text:p>
          </table:table-cell>
          <table:table-cell table:style-name="Tabla1.A2" office:value-type="string">
            <text:p text:style-name="P54">Voltaje: 0 o 5 V</text:p>
            <text:p text:style-name="P54">Valores Lógico: 0 o 1 </text:p>
            <text:p text:style-name="P54">Estado: Low o High</text:p>
          </table:table-cell>
          <table:table-cell table:style-name="Tabla1.C2" office:value-type="string">
            <text:p text:style-name="P54">Voltaje: 0 a 5 V</text:p>
            <text:p text:style-name="P54">Valores Analógicos: 0 o 1023 10 bits) </text:p>
            <text:p text:style-name="P54">PWM<text:span text:style-name="T33">~</text:span>( pulse-width modulation) </text:p>
          </table:table-cell>
        </table:table-row>
        <table:table-row>
          <table:table-cell table:style-name="Tabla1.A2" office:value-type="string">
            <text:p text:style-name="P53">Read – Input (Entrada)</text:p>
          </table:table-cell>
          <table:table-cell table:style-name="Tabla1.A2" office:value-type="string">
            <text:p text:style-name="P54">Voltaje: 0 o 5 V</text:p>
            <text:p text:style-name="P54">Valores Lógico: 0 o 1 </text:p>
            <text:p text:style-name="P54">Estado: Low o High</text:p>
          </table:table-cell>
          <table:table-cell table:style-name="Tabla1.C2" office:value-type="string">
            <text:p text:style-name="P54">Voltaje: 0 a 5 V</text:p>
            <text:p text:style-name="P54">Valores Analógicos: 0 o 255 (8 bits) </text:p>
            <text:p text:style-name="P54">ADC (Analógico <text:span text:style-name="T33">to </text:span><text:s/>Digital <text:span text:style-name="T33">Conversor</text:span>)</text:p>
          </table:table-cell>
        </table:table-row>
      </table:table>
      <text:p text:style-name="P19"><text:span text:style-name="T32">PWM</text:span> significa modulación por ancho de pulso y es una técnica para transferir información o energía a un dispositivo con una señal cuadrada.</text:p>
      <text:p text:style-name="P31"/>
      <text:p text:style-name="P9">Manejo de tiempos</text:p>
      <text:p text:style-name="P20"><text:tab/>(1 segundo = 1000 milisegundos o 1000000 microsegundos)</text:p>
      <text:p text:style-name="P1"><text:tab/><text:span text:style-name="T15">delay()</text:span></text:p>
      <text:p text:style-name="P20"><text:tab/><text:tab/>Description: Pausa en el bucle de trabajo (en Milisegundos)</text:p>
      <text:p text:style-name="P20"><text:tab/><text:tab/>Sintaxis : delay(1000) = 1 segundo</text:p>
      <text:p text:style-name="P22"><text:tab/><text:tab/>Usar variables tipo: long</text:p>
      <text:p text:style-name="P2"><text:tab/><text:span text:style-name="T15">delayMicroseconds()</text:span></text:p>
      <text:p text:style-name="P20"><text:tab/><text:tab/>Description: Pausa en el bucle de trabajo (en Microsegundos)</text:p>
      <text:p text:style-name="P20"><text:tab/><text:tab/>Sintaxis : delayMicroseconds(1000) = 1 Milisegundos <text:s/>0.001 segundo</text:p>
      <text:p text:style-name="P20"><text:tab/><text:tab/>Valor maximo 16383.</text:p>
      <text:p text:style-name="P20"><text:tab/><text:tab/>Usar variables tipo: long</text:p>
      <text:p text:style-name="P1"><text:tab/><text:span text:style-name="T15">micros()</text:span></text:p>
      <text:p text:style-name="P20"><text:tab/><text:tab/>Description: Regresa el tiempo de trabajo cargado de la placa en en Microsegundos.</text:p>
      <text:p text:style-name="P20"><text:tab/><text:tab/>Reinicia aprox a los 70 minutos volviendo a 0 cero</text:p>
      <text:p text:style-name="P20"><text:tab/><text:tab/><text:span text:style-name="T1">Sintaxis</text:span> : time = micros()</text:p>
      <text:p text:style-name="P20"><text:tab/><text:tab/>Usar variables tipo: unsigned long <text:s/>para la variable de <text:span text:style-name="T1">recolección</text:span> "time"</text:p>
      <text:p text:style-name="P1"><text:tab/><text:span text:style-name="T15">millis()</text:span></text:p>
      <text:p text:style-name="P20"><text:tab/><text:tab/>Descrip<text:span text:style-name="T1">c</text:span>ión: Regresa el tiempo de trabajo cargado de la placa en en Milisegundos.</text:p>
      <text:p text:style-name="P20"><text:tab/><text:tab/>Reinicia aprox a los 50 dias volviendo a 0 cero</text:p>
      <text:p text:style-name="P20"><text:tab/><text:tab/>Sintaxis : time = millis()</text:p>
      <text:p text:style-name="P20"><text:tab/><text:tab/>Usar variables tipo: unsigned long <text:s/>para la variable de <text:span text:style-name="T1">recolección</text:span> "time"</text:p>
      <text:p text:style-name="P3"/>
      <text:p text:style-name="P7">Communica<text:span text:style-name="T1">c</text:span>ión</text:p>
      <text:p text:style-name="P1"><text:tab/><text:span text:style-name="T15">Serial</text:span></text:p>
      <text:p text:style-name="P1"><text:span text:style-name="T2"><text:tab/><text:tab/></text:span><text:span text:style-name="T17">USB</text:span><text:span text:style-name="T3"> (</text:span><text:span text:style-name="T17">U</text:span><text:span text:style-name="T3">niversal </text:span><text:span text:style-name="T17">S</text:span><text:span text:style-name="T31">erial </text:span><text:span text:style-name="T17">B</text:span><text:span text:style-name="T3">us)</text:span></text:p>
      <text:p text:style-name="P43"><text:span text:style-name="T3"><text:s text:c="3"/></text:span><text:span text:style-name="T37">begin</text:span><text:span text:style-name="T35">(</text:span><text:span text:style-name="T36">velocidad</text:span><text:span text:style-name="T35">) </text:span><text:span text:style-name="T36">Inicia la transferencia serial a la velocidad establecida (en Bauidos -bit/segundos)</text:span></text:p>
      <text:p text:style-name="P32"><text:span text:style-name="T4"><text:tab/>serial.begin(9600)</text:span></text:p>
      <text:p text:style-name="P33"><text:span text:style-name="T3"><text:s text:c="4"/></text:span><text:span text:style-name="T6">end</text:span><text:span text:style-name="T3">() </text:span><text:span text:style-name="T5">Finaliza</text:span><text:span text:style-name="T4"> la transferencia serial a</text:span><text:span text:style-name="T5">travez de RX y TX</text:span></text:p>
      <text:p text:style-name="P33"><text:span text:style-name="T4"><text:tab/>serial.</text:span><text:span text:style-name="T5">end</text:span><text:span text:style-name="T4">()</text:span></text:p>
      <text:p text:style-name="P34"><text:span text:style-name="T3"><text:s text:c="4"/></text:span><text:span text:style-name="T6">read</text:span><text:span text:style-name="T3">() </text:span><text:span text:style-name="T12">Lee</text:span><text:span text:style-name="T7"> el </text:span><text:span text:style-name="T8">dato </text:span><text:span text:style-name="T9">recibido</text:span><text:span text:style-name="T8"> por el </text:span><text:span text:style-name="T7">puerto serial</text:span><text:span text:style-name="T3"> </text:span></text:p>
      <text:p text:style-name="P35"><text:span text:style-name="T4"><text:tab/>serial.</text:span><text:span text:style-name="T9">r</text:span><text:span text:style-name="T5">e</text:span><text:span text:style-name="T9">a</text:span><text:span text:style-name="T5">d</text:span><text:span text:style-name="T4">()</text:span></text:p>
      <text:p text:style-name="P36"><text:span text:style-name="T3"><text:s text:c="4"/></text:span><text:span text:style-name="T6">available</text:span><text:span text:style-name="T3">() </text:span><text:span text:style-name="T8">devuelve</text:span><text:span text:style-name="T7"> el numero de bytes </text:span><text:span text:style-name="T9">leídos</text:span><text:span text:style-name="T7"> en el puerto serial</text:span><text:span text:style-name="T3"> </text:span></text:p>
      <text:p text:style-name="P46"><text:span text:style-name="T3">Serial.</text:span><text:span text:style-name="T10">available</text:span><text:span text:style-name="T3">()</text:span></text:p>
      <text:p text:style-name="P32"><text:span text:style-name="T3"><text:s text:c="4"/></text:span><text:span text:style-name="T6">print</text:span><text:span text:style-name="T3">() Escribe</text:span><text:span text:style-name="T13">, envia</text:span><text:span text:style-name="T12"> o imprime datos en el puerto serial </text:span><text:span text:style-name="T3"><text:s/></text:span><text:span text:style-name="T12">en varios formato</text:span><text:span text:style-name="T3">. </text:span></text:p>
      <text:p text:style-name="P39"><text:span text:style-name="T3"><text:tab/>Serial.</text:span><text:span text:style-name="T11">print</text:span><text:span text:style-name="T3">(“</text:span><text:span text:style-name="T13">Envio de datos segidos”</text:span><text:span text:style-name="T3">)</text:span></text:p>
      <text:p text:style-name="P38"><text:span text:style-name="T3"><text:s text:c="4"/></text:span><text:span text:style-name="T6">Println</text:span><text:span text:style-name="T3">() </text:span><text:span text:style-name="T12">Igual que print en una linea nueva o Retorno de carro (, \r ,ASCII(13) o ASCII(10) , \n)</text:span></text:p>
      <text:p text:style-name="P39"><text:span text:style-name="T3"><text:tab/>Serial.</text:span><text:span text:style-name="T11">println</text:span><text:span text:style-name="T3">(“</text:span><text:span text:style-name="T13">Envio de datos renglo abajo”</text:span><text:span text:style-name="T3">)</text:span></text:p>
      <text:p text:style-name="P39"><text:span text:style-name="T3"><text:s text:c="4"/></text:span><text:span text:style-name="T6">write</text:span><text:span text:style-name="T3">() Escribe</text:span><text:span text:style-name="T13">, envia</text:span><text:span text:style-name="T12"> o imprime datos en el puerto serial </text:span><text:span text:style-name="T3"><text:s/></text:span><text:span text:style-name="T12">en varios formato <text:tab/></text:span><text:span text:style-name="T13">BINARIO( bytes o series de bytes)</text:span></text:p>
      <text:p text:style-name="P56"><text:span text:style-name="Source_20_Text"><text:span text:style-name="T29"><text:tab/>Serial.write(45); // <text:s/>enviá un byte con el valor 45</text:span></text:span></text:p>
      <text:p text:style-name="P40"><text:span text:style-name="T3">E</text:span><text:span text:style-name="T2">j:</text:span></text:p>
      <text:p text:style-name="P36"><text:span text:style-name="T3">void setup() </text:span></text:p>
      <text:p text:style-name="P37"><text:span text:style-name="T3">{<text:line-break/><text:tab/>Serial.</text:span><text:span text:style-name="T6">begin</text:span><text:span text:style-name="T3">(9600); </text:span></text:p>
      <text:p text:style-name="P55"><text:span text:style-name="Source_20_Text"><text:span text:style-name="T25"><text:s text:c="2"/><text:tab/>while (!Serial) {</text:span></text:span><text:span text:style-name="Source_20_Text"><text:span text:style-name="T26">} //Para las placas con USB nativo se debe esperar la conexión del puerto</text:span></text:span></text:p>
      <text:p text:style-name="P37"><text:span text:style-name="T3">}<text:line-break/>void loop() </text:span></text:p>
      <text:p text:style-name="P37"><text:span text:style-name="T3">{</text:span></text:p>
      <text:p text:style-name="P47"><text:span text:style-name="T3">if (Serial.</text:span><text:span text:style-name="T6">available</text:span><text:span text:style-name="T3">() &gt; 0)</text:span></text:p>
      <text:p text:style-name="P47"><text:span text:style-name="T3">{<text:line-break/><text:tab/></text:span><text:span text:style-name="T5">Datos_de_entrada</text:span><text:span text:style-name="T3"> = Serial.</text:span><text:span text:style-name="T6">read</text:span><text:span text:style-name="T3">();<text:line-break/><text:tab/>Serial.</text:span><text:span text:style-name="T6">print</text:span><text:span text:style-name="T3">("</text:span><text:span text:style-name="T5">datos recibidos</text:span><text:span text:style-name="T3">: ");<text:line-break/><text:tab/>Serial.</text:span><text:span text:style-name="T38">println</text:span><text:span text:style-name="T3">(</text:span><text:span text:style-name="T5">Datos_de_entrada</text:span><text:span text:style-name="T3">, DEC);<text:line-break/>}</text:span></text:p>
      <text:p text:style-name="P37"><text:span text:style-name="T3">}</text:span></text:p>
      <text:p text:style-name="P11"><text:span text:style-name="T3"><text:tab/></text:span><text:span text:style-name="T17">RF</text:span><text:span text:style-name="T3"> Radio Frecuencia </text:span></text:p>
      <text:p text:style-name="P32"><text:span text:style-name="T17">módulos RF 433MHz </text:span><text:span text:style-name="T14">[</text:span><text:span text:style-name="T3">emisor (FS1000A) y el receptor (XY-MK-5V)</text:span><text:span text:style-name="T14">]</text:span></text:p>
      <text:p text:style-name="P32"><text:span text:style-name="T14">La comunicación es simplex (canal único y unidireccional) y tienen baja velocidad 2400bps(ideal). Se realiza, básicamente, por modulación ASK (amplitude shift keying). No disponen de filtro ni ID por hardware, por lo que si queremos una comunicación robusta tendremos que implementarlo por software</text:span></text:p>
      <text:p text:style-name="P32"><text:span text:style-name="T17">NRF24L01</text:span><text:span text:style-name="T3"> <text:s/>transceptor RF (transmisor + receptor) a una frecuencia entre 2.4GHz a 2.5GHz, </text:span><text:span text:style-name="T14">tiene una velocidad de </text:span><text:span text:style-name="T3">250 Kbps, 1Mbps, y 2 Mbps y permite la conexión simultánea con hasta 6 dispositivos.</text:span></text:p>
      <text:p text:style-name="P32"><text:span text:style-name="T3"/></text:p>
      <text:p text:style-name="P11"><text:soft-page-break/><text:span text:style-name="T3"><text:tab/></text:span><text:span text:style-name="T17">BlueTooth</text:span></text:p>
      <text:p text:style-name="P41"><text:span text:style-name="T19">Modulos</text:span><text:span text:style-name="T30"> [HC-05 I/O, <text:s/>HC-06 solo recibe] Los Portátiles, Tablets, <text:s/>Smartphones, etc llevan integrado Bluetooth y su uso es independiente del sistema operativo (Windows, Linux, Mac o Android). Haciendo este el mejor método de comunicación inalámbrica</text:span></text:p>
      <text:p text:style-name="P41"/>
      <text:p text:style-name="P45"><text:span text:style-name="T21">Nota </text:span><text:span text:style-name="T22">1</text:span>. Este elemento NO DEBE CONECTARSE MIENTRAS SE ESTABLECE COMUNICACIÓN ENTRE EL PC Y ARDUINO</text:p>
      <text:p text:style-name="P44"><text:span text:style-name="Emphasis"><text:span text:style-name="T43">Nota </text:span></text:span><text:span text:style-name="Emphasis"><text:span text:style-name="T44">2</text:span></text:span><text:span text:style-name="Emphasis"><text:span text:style-name="T45">.</text:span></text:span><text:span text:style-name="Emphasis"><text:span text:style-name="T41"> funciona a 3,3 V </text:span></text:span><text:span text:style-name="Emphasis"><text:span text:style-name="T42">¡no alimentarlo con 5 voltios!</text:span></text:span></text:p>
      <text:p text:style-name="P11"><text:span text:style-name="T3"><text:tab/></text:span><text:span text:style-name="T8">Ethernet </text:span><text:span text:style-name="T17">WiFi</text:span></text:p>
      <text:p text:style-name="P26"><text:span text:style-name="T30"><text:tab/><text:tab/>Módulo Wifi ESP8266EX @ 80 MHz 802.11 b/g/n 2.4 GHz</text:span></text:p>
      <text:p text:style-name="P42"><text:span text:style-name="Emphasis"><text:span text:style-name="T46">Nota </text:span></text:span><text:span text:style-name="Emphasis"><text:span text:style-name="T47">1</text:span></text:span><text:span text:style-name="Emphasis"><text:span text:style-name="T49">. funciona a 3,3 V </text:span></text:span><text:span text:style-name="Emphasis"><text:span text:style-name="T48">¡no alimentarlo con 5 voltios!</text:span></text:span></text:p>
      <text:p text:style-name="P42"><text:span text:style-name="Emphasis"><text:span text:style-name="T50">N</text:span></text:span><text:span text:style-name="Emphasis"><text:span text:style-name="T48">ecesita la conversión de nivel para comunicarse con un microcontrolador 5V como la mayoría de los Arduinos</text:span></text:span></text:p>
      <text:p text:style-name="P11"><text:span text:style-name="T3"><text:tab/></text:span><text:span text:style-name="T18">SD</text:span></text:p>
      <text:p text:style-name="P12"><text:span text:style-name="T2"><text:tab/></text:span><text:span text:style-name="T15">Wire: </text:span><text:span text:style-name="T34">This library allows you to communicate with I2C / TWI devices. On the Arduino boards with the R3 layout (1.0 pinout), the SDA (data line) and SCL (clock line) are on the pin headers close to the AREF pin.</text:span></text:p>
      <text:p text:style-name="P12"><text:span text:style-name="T34"/></text:p>
      <text:p text:style-name="P12"><text:span text:style-name="T34">#include &lt;Wire.h&gt;</text:span></text:p>
      <text:p text:style-name="P12"/>
      <text:p text:style-name="P13"><text:span text:style-name="T34">void setup() </text:span></text:p>
      <text:p text:style-name="P13"><text:span text:style-name="T34">{</text:span></text:p>
      <text:p text:style-name="P12"><text:span text:style-name="T34"><text:tab/> <text:s/>Wire.begin(); // join i2c bus (address optional for master)</text:span></text:p>
      <text:p text:style-name="P12"><text:span text:style-name="T34">}</text:span></text:p>
      <text:p text:style-name="P12"><text:span text:style-name="T34">byte val = 0;</text:span></text:p>
      <text:p text:style-name="P12"><text:span text:style-name="T34"/></text:p>
      <text:p text:style-name="P13"><text:span text:style-name="T34">void loop()</text:span></text:p>
      <text:p text:style-name="P13"><text:span text:style-name="T34">{</text:span></text:p>
      <text:p text:style-name="P12"><text:span text:style-name="T34"><text:s/><text:tab/> Wire.beginTransmission(44); // transmit to device #44 (0x2c)</text:span></text:p>
      <text:p text:style-name="P12"><text:span text:style-name="T34"><text:tab/> <text:s/>// device address is specified in datasheet</text:span></text:p>
      <text:p text:style-name="P12"><text:span text:style-name="T34"><text:tab/> <text:s/>Wire.write(byte(0x00)); <text:s text:c="11"/>// sends instruction byte</text:span></text:p>
      <text:p text:style-name="P12"><text:span text:style-name="T34"><text:tab/> <text:s/>Wire.write(val); <text:s text:c="12"/>// sends potentiometer value byte</text:span></text:p>
      <text:p text:style-name="P12"><text:span text:style-name="T34"><text:tab/> <text:s/>Wire.endTransmission(); <text:s text:c="4"/>// stop transmitting</text:span></text:p>
      <text:p text:style-name="P12"><text:span text:style-name="T34"><text:tab/></text:span></text:p>
      <text:p text:style-name="P12"><text:span text:style-name="T34"><text:tab/> <text:s/>val++; <text:s text:c="7"/>// increment value</text:span></text:p>
      <text:p text:style-name="P13"><text:span text:style-name="T34"><text:tab/> <text:s/>if (val == 64)</text:span></text:p>
      <text:p text:style-name="P13"><text:span text:style-name="T34"><text:tab/> <text:tab/>{ // if reached 64th position (max)</text:span></text:p>
      <text:p text:style-name="P12"><text:span text:style-name="T34"><text:tab/> <text:tab/> <text:s text:c="2"/>val = 0; <text:s text:c="3"/>// start over from lowest value</text:span></text:p>
      <text:p text:style-name="P12"><text:span text:style-name="T34"><text:tab/> <text:tab/> }</text:span></text:p>
      <text:p text:style-name="P12"><text:span text:style-name="T34"><text:tab/> <text:s/>delay(500);</text:span></text:p>
      <text:p text:style-name="P18"><text:span text:style-name="T34">}</text:span></text:p>
      <text:p text:style-name="P12"><text:span text:style-name="T34"/></text:p>
      <text:p text:style-name="P17"><text:span text:style-name="T3"><text:tab/></text:span><text:span text:style-name="T15">Stream:</text:span><text:span text:style-name="T40"> <text:s/></text:span><text:span text:style-name="T34">Stream es la clase base para secuencias basadas en caracteres y binarios.</text:span></text:p>
      <text:p text:style-name="P19"><text:span text:style-name="T2">Stream define las funciones de lectura en Arduino. Al utilizar cualquier funcionalidad básica que utiliza un read () o método similar, se puede suponer con seguridad que se llama a la clase Stream. </text:span></text:p>
      <text:p text:style-name="P17"><text:span text:style-name="T16">Random Numbers</text:span></text:p>
      <text:p text:style-name="P17"><text:tab/><text:span text:style-name="T15">random()</text:span></text:p>
      <text:p text:style-name="P23"><text:tab/><text:tab/>Descrip<text:span text:style-name="T1">c</text:span>ión: Regresa <text:span text:style-name="T23">un numero pseudo-random (al azar)</text:span></text:p>
      <text:p text:style-name="P23"><text:tab/><text:tab/>Sintaxis : </text:p>
      <text:p text:style-name="P23"><text:tab/><text:tab/><text:tab/><text:span text:style-name="T23">valor = </text:span>random ( <text:span text:style-name="T23">Valor Maximo</text:span>)</text:p>
      <text:p text:style-name="P23"><text:tab/><text:tab/><text:tab/><text:span text:style-name="T23">valor = </text:span>random (<text:span text:style-name="T23">Valor Minimo</text:span>, <text:span text:style-name="T23">Valor Maximo</text:span>)</text:p>
      <text:p text:style-name="P23"><text:tab/><text:tab/>Usar variables tipo: unsigned long <text:s/>para la variable de <text:span text:style-name="T1">recolección</text:span> “<text:span text:style-name="T23">valor” </text:span></text:p>
      <text:p text:style-name="P1"><text:tab/><text:span text:style-name="T15">randomSeed()</text:span></text:p>
      <text:p text:style-name="P24"><text:tab/><text:tab/>Descrip<text:span text:style-name="T1">c</text:span>ión: <text:span text:style-name="T24">Inicia un generador de números pseudo-random (al azar) </text:span></text:p>
      <text:p text:style-name="P24"><text:span text:style-name="T24"><text:tab/><text:tab/>Iniciando la lista de números random en un punto arbitrario con un ingreso </text:span><text:s/>fairly random, <text:span text:style-name="T24">sobre</text:span> analogRead() <text:span text:style-name="T24">de un pin desconectado</text:span></text:p>
      <text:p text:style-name="P24"><text:tab/><text:tab/>Reinicia aprox a los 50 dias volviendo a 0 cero</text:p>
      <text:p text:style-name="P25"><text:tab/><text:tab/>Sintaxis : randomSeed(analogRead(0)); // <text:span text:style-name="T24">0 es un pin desconectado</text:span></text:p>
      <text:p text:style-name="P30"><text:span text:style-name="Source_20_Text"><text:span text:style-name="T27"><text:tab/><text:tab/>seed</text:span></text:span><text:span text:style-name="T27"> - númer</text:span><text:span text:style-name="T28">o</text:span><text:span text:style-name="T27"> </text:span><text:span text:style-name="T28">a</text:span><text:span text:style-name="T27"> ini</text:span><text:span text:style-name="T28">c</text:span><text:span text:style-name="T27">ializ</text:span><text:span text:style-name="T28">ar</text:span><text:span text:style-name="T27"> </text:span><text:span text:style-name="T28">la lista</text:span><text:span text:style-name="T27"> pseudo-random (unsigned long)</text:span></text:p>
      <table:table table:name="Tabla2" table:style-name="Tabla2">
        <table:table-column table:style-name="Tabla2.A" table:number-columns-repeated="4"/>
        <table:table-row>
          <table:table-cell table:style-name="Tabla2.A1" office:value-type="string">
            <text:p text:style-name="P8">Math</text:p>
            <text:p text:style-name="P5"><text:tab/>abs()</text:p>
            <text:p text:style-name="P5"><text:tab/>constrain()</text:p>
            <text:p text:style-name="P5"><text:tab/>map()</text:p>
            <text:p text:style-name="P5"><text:tab/>max()</text:p>
            <text:p text:style-name="P5"><text:tab/>min()</text:p>
            <text:p text:style-name="P5"><text:tab/>pow()</text:p>
            <text:p text:style-name="P5"><text:tab/>sq()</text:p>
            <text:p text:style-name="P5"><text:tab/>sqrt()</text:p>
          </table:table-cell>
          <table:table-cell table:style-name="Tabla2.A1" office:value-type="string">
            <text:p text:style-name="P8">Characters</text:p>
            <text:p text:style-name="P5"><text:tab/>isAlpha()</text:p>
            <text:p text:style-name="P5"><text:tab/>isAlphaNumeric()</text:p>
            <text:p text:style-name="P5"><text:tab/>isAscii()</text:p>
            <text:p text:style-name="P5"><text:tab/>isControl()</text:p>
            <text:p text:style-name="P5"><text:tab/>isDigit()</text:p>
            <text:p text:style-name="P5"><text:tab/>isGraph()</text:p>
            <text:p text:style-name="P5"><text:tab/>isHexadecimalDigit()</text:p>
            <text:p text:style-name="P5"><text:tab/>isLowerCase()</text:p>
            <text:p text:style-name="P5"><text:tab/>isPrintable()</text:p>
            <text:p text:style-name="P5"><text:tab/>isPunct()</text:p>
            <text:p text:style-name="P5"><text:tab/>isSpace()</text:p>
            <text:p text:style-name="P5"><text:tab/>isUpperCase()</text:p>
            <text:p text:style-name="P5"><text:tab/>isWhitespace()</text:p>
          </table:table-cell>
          <table:table-cell table:style-name="Tabla2.A1" office:value-type="string">
            <text:p text:style-name="P8">Bits and Bytes</text:p>
            <text:p text:style-name="P5"><text:tab/>bit()</text:p>
            <text:p text:style-name="P5"><text:tab/>bitClear()</text:p>
            <text:p text:style-name="P5"><text:tab/>bitRead()</text:p>
            <text:p text:style-name="P5"><text:tab/>bitSet()</text:p>
            <text:p text:style-name="P5"><text:tab/>bitWrite()</text:p>
            <text:p text:style-name="P5"><text:tab/>highByte()</text:p>
            <text:p text:style-name="P5"><text:tab/>lowByte()</text:p>
          </table:table-cell>
          <table:table-cell table:style-name="Tabla2.D1" office:value-type="string">
            <text:p text:style-name="P8">Advanced I/O</text:p>
            <text:p text:style-name="P5"><text:tab/>noTone()</text:p>
            <text:p text:style-name="P5"><text:tab/>pulseIn()</text:p>
            <text:p text:style-name="P5"><text:tab/>pulseInLong()</text:p>
            <text:p text:style-name="P5"><text:tab/>shiftIn()</text:p>
            <text:p text:style-name="P5"><text:tab/>shiftOut()</text:p>
            <text:p text:style-name="P5"><text:tab/>tone()</text:p>
          </table:table-cell>
        </table:table-row>
        <table:table-row>
          <table:table-cell table:style-name="Tabla2.A2" office:value-type="string">
            <text:p text:style-name="P8">Trigonometry</text:p>
            <text:p text:style-name="P5"><text:tab/>cos()</text:p>
            <text:p text:style-name="P5"><text:tab/>sin()</text:p>
            <text:p text:style-name="P5"><text:tab/>tan()</text:p>
          </table:table-cell>
          <table:table-cell table:style-name="Tabla2.A2" office:value-type="string">
            <text:p text:style-name="P8">External Interrupts</text:p>
            <text:p text:style-name="P5"><text:tab/>attachInterrupt()</text:p>
            <text:p text:style-name="P5"><text:tab/>detachInterrupt()</text:p>
          </table:table-cell>
          <table:table-cell table:style-name="Tabla2.A2" office:value-type="string">
            <text:p text:style-name="P5"/>
            <text:p text:style-name="P8">Interrupts</text:p>
            <text:p text:style-name="P5"><text:tab/>interrupts()</text:p>
            <text:p text:style-name="P5"><text:tab/>noInterrupts()</text:p>
          </table:table-cell>
          <table:table-cell table:style-name="Tabla2.D2" office:value-type="string">
            <text:p text:style-name="P8">USB</text:p>
            <text:p text:style-name="P5"><text:tab/>Keyboard</text:p>
            <text:p text:style-name="P5"><text:tab/>Mouse </text:p>
          </table:table-cell>
        </table:table-row>
      </table:table>
      <text:p text:style-name="P30"><text:span text:style-name="T27"/></text:p>
      <text:p text:style-name="P4"><text:a xlink:type="simple" xlink:href="https://www.arduino.cc/reference/en/language/functions/advanced-io/tone/" text:style-name="Internet_20_link" text:visited-style-name="Visited_20_Internet_20_Link">https://www.arduino.cc/reference/en/language/functions/advanced-io/tone/</text:a></text:p>
      <text:p text:style-name="P4"/>
      <text:p text:style-name="P4"/>
      <table:table table:name="Tabla3" table:style-name="Tabla3">
        <table:table-column table:style-name="Tabla3.A" table:number-columns-repeated="2"/>
        <table:table-row>
          <table:table-cell table:style-name="Tabla3.A1" office:value-type="string">
            <text:h text:style-name="P49" text:outline-level="2">Variables <text:span text:style-name="T51">y Constantes</text:span></text:h>
            <text:p text:style-name="P15">Arduino data types and constants.</text:p>
            <text:p text:style-name="P15">byte() </text:p>
            <text:p text:style-name="P15">char() </text:p>
            <text:p text:style-name="P15">float() </text:p>
            <text:p text:style-name="P15">int() </text:p>
            <text:p text:style-name="P15">long() </text:p>
            <text:p text:style-name="P15">word() </text:p>
            <text:p text:style-name="P15">Data Types</text:p>
            <text:p text:style-name="P15">String() </text:p>
            <text:p text:style-name="P15">array </text:p>
            <text:p text:style-name="P15">bool </text:p>
            <text:p text:style-name="P15">boolean </text:p>
            <text:p text:style-name="P15">byte </text:p>
            <text:p text:style-name="P15">char </text:p>
            <text:p text:style-name="P15">double </text:p>
            <text:p text:style-name="P15">float </text:p>
            <text:p text:style-name="P15">int </text:p>
            <text:p text:style-name="P15">long </text:p>
            <text:p text:style-name="P15">short </text:p>
            <text:p text:style-name="P15">size_t </text:p>
            <text:p text:style-name="P15">string </text:p>
            <text:p text:style-name="P15">unsigned char </text:p>
            <text:p text:style-name="P15">unsigned int </text:p>
            <text:p text:style-name="P15">unsigned long </text:p>
            <text:p text:style-name="P15">void </text:p>
            <text:p text:style-name="P15">word </text:p>
          </table:table-cell>
          <table:table-cell table:style-name="Tabla3.B1" office:value-type="string">
            <text:p text:style-name="P27"><text:span text:style-name="T51">Es</text:span>tructur<text:span text:style-name="T51">as de control</text:span></text:p>
            <text:p text:style-name="P15">break </text:p>
            <text:p text:style-name="P15">continue </text:p>
            <text:p text:style-name="P15">do...while </text:p>
            <text:p text:style-name="P15">else </text:p>
            <text:p text:style-name="P15">for </text:p>
            <text:p text:style-name="P15">goto </text:p>
            <text:p text:style-name="P15">if </text:p>
            <text:p text:style-name="P15">return </text:p>
            <text:p text:style-name="P15">switch...case </text:p>
            <text:p text:style-name="P15">while </text:p>
          </table:table-cell>
        </table:table-row>
      </table:table>
      <text:p text:style-name="P4"/>
      <text:h text:style-name="P51" text:outline-level="2"><text:soft-page-break/></text:h>
      <table:table table:name="Tabla4" table:style-name="Tabla4">
        <table:table-column table:style-name="Tabla4.A" table:number-columns-repeated="3"/>
        <table:table-row>
          <table:table-cell table:style-name="Tabla4.A1" office:value-type="string">
            <text:p text:style-name="P28"><text:span text:style-name="T51">Si</text:span>ntax<text:span text:style-name="T51">is Adicionale </text:span></text:p>
            <text:p text:style-name="P16">#define (define) </text:p>
            <text:p text:style-name="P16">#include (include) </text:p>
            <text:p text:style-name="P16">/* */ (block comment) </text:p>
            <text:p text:style-name="P16">// (single line comment) </text:p>
            <text:p text:style-name="P16">; (semicolon) </text:p>
            <text:p text:style-name="P16">{} (curly braces) </text:p>
          </table:table-cell>
          <table:table-cell table:style-name="Tabla4.A1" office:value-type="string">
            <text:p text:style-name="P29">Operadores</text:p>
            <text:p text:style-name="P28">Aritm<text:span text:style-name="T51">é</text:span>tic<text:span text:style-name="T51">os</text:span></text:p>
            <text:p text:style-name="P16">% (remainder) </text:p>
            <text:p text:style-name="P16">* (multiplication) </text:p>
            <text:p text:style-name="P16">+ (addition) </text:p>
            <text:p text:style-name="P16">- (subtraction) </text:p>
            <text:p text:style-name="P16">/ (division) </text:p>
            <text:p text:style-name="P16">= (assignment operator) </text:p>
          </table:table-cell>
          <table:table-cell table:style-name="Tabla4.C1" office:value-type="string">
            <text:p text:style-name="P29">Operadores</text:p>
            <text:p text:style-name="P28">Compar<text:span text:style-name="T51">adores</text:span></text:p>
            <text:p text:style-name="P16">!= (not equal to) </text:p>
            <text:p text:style-name="P16">&lt; (less than) </text:p>
            <text:p text:style-name="P16">&lt;= (less than or equal to) </text:p>
            <text:p text:style-name="P16">== (equal to) </text:p>
            <text:p text:style-name="P16">&gt; (greater than) </text:p>
            <text:p text:style-name="P16">&gt;= (greater than or equal to) </text:p>
          </table:table-cell>
        </table:table-row>
        <table:table-row>
          <table:table-cell table:style-name="Tabla4.A2" office:value-type="string">
            <text:p text:style-name="P29">Operadores Booleanos</text:p>
            <text:p text:style-name="P16">! (logical not) </text:p>
            <text:p text:style-name="P16">&amp;&amp; (logical and) </text:p>
            <text:p text:style-name="P16">|| (logical or) </text:p>
          </table:table-cell>
          <table:table-cell table:style-name="Tabla4.A2" office:value-type="string">
            <text:p text:style-name="P28"><text:span text:style-name="T51">Operadores</text:span></text:p>
            <text:p text:style-name="P16"/>
            <text:p text:style-name="P16">*= (compound multiplication) </text:p>
            <text:p text:style-name="P16">++ (increment) </text:p>
            <text:p text:style-name="P16">+= (compound addition) </text:p>
            <text:p text:style-name="P16">-- (decrement) </text:p>
            <text:p text:style-name="P16"/>
            <text:p text:style-name="P16">-= (compound subtraction) </text:p>
            <text:p text:style-name="P16">/= (compound division) </text:p>
            <text:p text:style-name="P16"/>
          </table:table-cell>
          <table:table-cell table:style-name="Tabla4.C2" office:value-type="string">
            <text:p text:style-name="P29">Compuestos</text:p>
            <text:p text:style-name="P16"/>
            <text:p text:style-name="P16">^= (compound bitwise xor) </text:p>
            <text:p text:style-name="P16">|= (compound bitwise or) </text:p>
            <text:p text:style-name="P16">%= (compound remainder) </text:p>
            <text:p text:style-name="P16">&amp;= (compound bitwise and) </text:p>
          </table:table-cell>
        </table:table-row>
      </table:table>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rlito" svg:font-family="Carli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Carlito" style:font-size-asian="10.5pt" style:language-asian="zh" style:country-asian="CN" style:font-name-complex="Carli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Carlito" style:font-size-asian="10.5pt" style:language-asian="zh" style:country-asian="CN" style:font-name-complex="Carlito"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Carlito" style:font-family-asian="Carlito" style:font-family-generic-asian="system" style:font-pitch-asian="variable" style:font-size-asian="14pt" style:font-name-complex="Carlito" style:font-family-complex="Carli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Carlito" style:font-family-asian="Carlito" style:font-family-generic-asian="system" style:font-pitch-asian="variable" style:font-size-asian="18pt" style:font-weight-asian="bold" style:font-name-complex="Carlito" style:font-family-complex="Carlito"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Carlito" style:font-family-asian="Carlito" style:font-family-generic-asian="system" style:font-pitch-asian="variable" style:font-size-asian="10pt" style:font-weight-asian="bold" style:font-name-complex="Carlito" style:font-family-complex="Carlito"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Carlito" style:font-family-asian="Carlito" style:font-family-generic-asian="system" style:font-pitch-asian="variable" style:font-size-asian="14pt" style:font-weight-asian="bold" style:font-name-complex="Carlito" style:font-family-complex="Carlito"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7:36:44.035309085</meta:creation-date>
    <dc:date>2019-05-18T19:16:00.639402925</dc:date>
    <meta:editing-duration>PT3H21M43S</meta:editing-duration>
    <meta:editing-cycles>28</meta:editing-cycles>
    <meta:generator>LibreOffice/6.1.3.2$Linux_X86_64 LibreOffice_project/10$Build-2</meta:generator>
    <meta:document-statistic meta:table-count="4" meta:image-count="0" meta:object-count="0" meta:page-count="5" meta:paragraph-count="295" meta:word-count="1409" meta:character-count="9538" meta:non-whitespace-character-count="7956"/>
  </office:meta>
</office:document-meta>
</file>